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d6cb" officeooo:paragraph-rsid="000fd6cb"/>
    </style:style>
    <style:style style:name="P2" style:family="paragraph" style:parent-style-name="Text_20_body">
      <style:text-properties officeooo:rsid="000fd6cb" officeooo:paragraph-rsid="000fd6cb"/>
    </style:style>
    <style:style style:name="T1" style:family="text">
      <style:text-properties officeooo:rsid="000fd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MAO.</text:p>
      <text:p text:style-name="P1"/>
      <text:p text:style-name="P1"/>
      <text:p text:style-name="P1">QWERTZUIOPÜ+</text:p>
      <text:p text:style-name="P1">ASDFGHJKLÖÄ#</text:p>
      <text:p text:style-name="P1">&lt;YXCVBNM,.-</text:p>
      <text:p text:style-name="P1"/>
      <text:p text:style-name="P1">!”§$%&amp;/()=?</text:p>
      <text:p text:style-name="P1"/>
      <text:h text:style-name="Heading_20_1" text:outline-level="1"><text:span text:style-name="T1">1234567890ẞẞẞ</text:span>!”§$%&amp;/()=</text:h>
      <text:p text:style-name="P2">123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8:35:06.327506376</meta:creation-date>
    <dc:date>2021-08-10T18:38:58.554845106</dc:date>
    <meta:editing-duration>PT3M57S</meta:editing-duration>
    <meta:editing-cycles>1</meta:editing-cycles>
    <meta:document-statistic meta:table-count="0" meta:image-count="0" meta:object-count="0" meta:page-count="1" meta:paragraph-count="7" meta:word-count="7" meta:character-count="82" meta:non-whitespace-character-count="82"/>
    <meta:generator>LibreOffice/6.1.5.2$Linux_X86_64 LibreOffice_project/10$Build-2</meta:generator>
  </office:meta>
</office:document-meta>
</file>